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Arial4" svg:font-family="Arial" style:font-family-generic="swiss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3cm" fo:margin-left="0cm" fo:margin-right="-0.556cm" table:align="margins"/>
    </style:style>
    <style:style style:name="Таблица1.A" style:family="table-column">
      <style:table-column-properties style:column-width="8.52cm" style:rel-column-width="32217*"/>
    </style:style>
    <style:style style:name="Таблица1.B" style:family="table-column">
      <style:table-column-properties style:column-width="8.811cm" style:rel-column-width="3331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2" style:family="table-row">
      <style:table-row-properties style:min-row-height="8.599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1.695cm" fo:margin-left="1.916cm" fo:margin-right="3.164cm" table:align="margins"/>
    </style:style>
    <style:style style:name="Таблица2.A" style:family="table-column">
      <style:table-column-properties style:column-width="7.488cm" style:rel-column-width="41960*"/>
    </style:style>
    <style:style style:name="Таблица2.B" style:family="table-column">
      <style:table-column-properties style:column-width="4.207cm" style:rel-column-width="23575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 style:font-name="Liberation Serif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" style:family="paragraph" style:parent-style-name="Standard" style:list-style-name="L3">
      <style:text-properties style:text-position="0% 100%" style:font-name="Liberation Serif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" style:family="paragraph" style:parent-style-name="Standard" style:list-style-name="L4">
      <style:text-properties style:text-position="0% 100%" style:font-name="Liberation Serif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Standard">
      <style:text-properties style:text-position="0% 100%" style:font-name="Liberation Serif" fo:font-size="11pt" fo:language="ru" fo:country="RU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5" style:family="paragraph" style:parent-style-name="Standard" style:list-style-name="L4">
      <style:text-properties style:text-position="0% 100%" style:font-name="Liberation Serif" fo:font-size="11pt" fo:language="ru" fo:country="RU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Standard" style:list-style-name="L4">
      <style:text-properties style:text-position="0% 100%" style:font-name="Liberation Serif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11" style:family="paragraph" style:parent-style-name="Standard" style:list-style-name="L4">
      <style:text-properties style:font-name="Liberation Serif" fo:font-size="11pt" fo:language="ru" fo:country="RU" style:font-size-asian="11pt" style:font-size-complex="11pt"/>
    </style:style>
    <style:style style:name="P12" style:family="paragraph" style:parent-style-name="Standard">
      <style:text-properties style:font-name="Liberation Serif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3" style:family="paragraph" style:parent-style-name="Standard">
      <style:text-properties style:font-name="Liberation Serif" fo:font-size="11pt" fo:language="ru" fo:country="RU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4" style:family="paragraph" style:parent-style-name="Standard">
      <style:text-properties style:font-name="Liberation Serif" fo:font-size="11pt" fo:language="ru" fo:country="RU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5" style:family="paragraph" style:parent-style-name="Standard">
      <style:text-properties style:font-name="Liberation Serif" fo:font-size="11pt" fo:language="ru" fo:country="RU" style:text-underline-style="none" style:font-size-asian="11pt" style:font-size-complex="11pt"/>
    </style:style>
    <style:style style:name="P16" style:family="paragraph" style:parent-style-name="Standard" style:list-style-name="L4">
      <style:text-properties style:font-name="Liberation Serif" fo:font-size="11pt" fo:language="ru" fo:country="RU" style:text-underline-style="none" style:font-size-asian="11pt" style:font-size-complex="11pt"/>
    </style:style>
    <style:style style:name="P17" style:family="paragraph" style:parent-style-name="Standard" style:list-style-name="L4">
      <style:text-properties style:font-name="Liberation Serif" fo:font-size="11pt" fo:language="ru" fo:country="RU" style:font-size-asian="13.1999998092651pt" style:font-size-complex="13.1999998092651pt"/>
    </style:style>
    <style:style style:name="P18" style:family="paragraph" style:parent-style-name="Standard">
      <style:text-properties style:font-name="Liberation Serif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9" style:family="paragraph" style:parent-style-name="Standard">
      <style:text-properties style:font-name="Liberation Serif" fo:font-size="11pt" fo:font-style="normal" style:text-underline-style="solid" style:text-underline-width="auto" style:text-underline-color="font-color" fo:font-weight="normal" style:font-size-asian="13.1999998092651pt" style:font-style-asian="normal" style:font-weight-asian="normal" style:font-size-complex="13.1999998092651pt" style:font-style-complex="normal" style:font-weight-complex="normal"/>
    </style:style>
    <style:style style:name="P20" style:family="paragraph" style:parent-style-name="Standard" style:list-style-name="L4">
      <style:text-properties style:font-name="Liberation Serif" fo:font-size="11pt" style:font-size-asian="13.1999998092651pt" style:font-size-complex="13.1999998092651pt"/>
    </style:style>
    <style:style style:name="P21" style:family="paragraph" style:parent-style-name="Standard">
      <style:text-properties style:font-name="Liberation Serif" fo:font-size="7pt" fo:language="en" fo:country="US" fo:font-style="normal" fo:font-weight="normal" style:font-name-asian="Courier New" style:font-size-asian="8.39999961853027pt" style:font-style-asian="normal" style:font-weight-asian="normal" style:font-name-complex="Courier New" style:font-size-complex="8.39999961853027pt" style:font-style-complex="normal" style:font-weight-complex="normal"/>
    </style:style>
    <style:style style:name="P22" style:family="paragraph" style:parent-style-name="Standard" style:list-style-name="L1">
      <style:text-properties style:font-name="Liberation Serif"/>
    </style:style>
    <style:style style:name="P23" style:family="paragraph" style:parent-style-name="Standard">
      <style:text-properties style:font-name="Liberation Serif" fo:language="ru" fo:country="RU"/>
    </style:style>
    <style:style style:name="P24" style:family="paragraph" style:parent-style-name="Standard" style:list-style-name="L1">
      <style:text-properties style:font-name="Liberation Serif" fo:language="ru" fo:country="RU"/>
    </style:style>
    <style:style style:name="P25" style:family="paragraph" style:parent-style-name="Standard" style:list-style-name="L3">
      <style:text-properties style:font-name="Liberation Serif" fo:language="ru" fo:country="RU"/>
    </style:style>
    <style:style style:name="P26" style:family="paragraph" style:parent-style-name="Standard">
      <style:text-properties style:font-name="Liberation Serif" fo:font-size="10.5pt" fo:language="ru" fo:country="RU" style:font-size-asian="10.5pt" style:font-size-complex="10.5pt"/>
    </style:style>
    <style:style style:name="P27" style:family="paragraph" style:parent-style-name="Standard" style:list-style-name="L4">
      <style:text-properties style:font-name="Liberation Serif"/>
    </style:style>
    <style:style style:name="P28" style:family="paragraph" style:parent-style-name="Standard" style:list-style-name="L4">
      <style:paragraph-properties fo:margin-left="1.931cm" fo:margin-right="0cm" fo:text-indent="-0.635cm" style:auto-text-indent="false">
        <style:tab-stops/>
      </style:paragraph-properties>
      <style:text-properties style:font-name="Liberation Serif"/>
    </style:style>
    <style:style style:name="P29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31" style:family="paragraph" style:parent-style-name="Table_20_Contents">
      <style:text-properties style:font-name="Liberation Serif" fo:font-size="11pt" style:font-size-asian="11pt" style:font-size-complex="11pt"/>
    </style:style>
    <style:style style:name="P32" style:family="paragraph" style:parent-style-name="Table_20_Contents" style:list-style-name="L2">
      <style:text-properties style:font-name="Liberation Serif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language="ru" fo:country="RU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" style:family="text">
      <style:text-properties style:font-name="Courier New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" style:family="text">
      <style:text-properties style:font-name="Courier New" fo:font-size="11pt" fo:language="ru" fo:country="RU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style:font-name="Courier New" fo:font-size="11pt" fo:language="ru" fo:country="RU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style:font-name="Courier New" fo:font-size="11pt" fo:font-weight="bold" style:font-size-asian="13.1999998092651pt" style:font-weight-asian="bold" style:font-size-complex="13.1999998092651pt" style:font-weight-complex="bold"/>
    </style:style>
    <style:style style:name="T6" style:family="text">
      <style:text-properties style:text-position="sub 58%" style:font-name="Courier New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" style:family="text">
      <style:text-properties style:text-position="sub 58%" style:font-name="Courier New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style:text-position="sub 58%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" style:family="text">
      <style:text-properties style:text-position="sub 58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0" style:family="text">
      <style:text-properties style:text-position="sub 58%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1" style:family="text">
      <style:text-properties style:text-position="sub 58%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2" style:family="text">
      <style:text-properties style:text-position="0% 100%" style:font-name="Courier New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3" style:family="text">
      <style:text-properties style:text-position="0% 100%" style:font-name="Courier New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4" style:family="text">
      <style:text-properties style:text-position="0% 100%" style:font-name="Courier New" fo:font-size="11pt" fo:language="ru" fo:country="RU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5" style:family="text">
      <style:text-properties style:text-position="0% 100%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6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text-position="0% 100%" fo:font-size="11pt" fo:language="ru" fo:country="RU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8" style:family="text">
      <style:text-properties style:text-position="0% 100%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9" style:family="text">
      <style:text-properties style:text-position="0% 100%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0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3" style:family="text">
      <style:text-properties fo:font-size="9pt" fo:language="en" fo:country="US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4" style:family="text">
      <style:text-properties style:font-name-asian="Arial4" style:font-name-complex="Arial4"/>
    </style:style>
    <style:style style:name="T25" style:family="text">
      <style:text-properties style:font-name-asian="SimSun" style:font-name-complex="Mangal"/>
    </style:style>
    <style:style style:name="T26" style:family="text">
      <style:text-properties fo:font-size="11pt" fo:language="ru" fo:country="RU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7" style:family="text">
      <style:text-properties fo:font-size="11pt" fo:language="ru" fo:country="RU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8" style:family="text">
      <style:text-properties fo:font-size="11pt" fo:font-weight="bold" style:font-size-asian="13.1999998092651pt" style:font-weight-asian="bold" style:font-size-complex="13.1999998092651pt" style:font-weight-complex="bold"/>
    </style:style>
    <style:style style:name="T29" style:family="text"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letter-kerning="true" style:font-name-asian="Arial3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845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48cm" fo:min-width="0.198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8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48cm" fo:min-width="0.1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1.04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Билет 7</text:p>
      <text:p text:style-name="P8">Кислород. Строение, получение, свойства.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9">Характеристика элемента</text:p>
          </table:table-cell>
          <table:table-cell table:style-name="Таблица1.B1" office:value-type="string">
            <text:p text:style-name="P29">Характеристика простого вещества</text:p>
          </table:table-cell>
        </table:table-row>
        <table:table-row table:style-name="Таблица1.2">
          <table:table-cell table:style-name="Таблица1.A2" office:value-type="string">
            <text:p text:style-name="P10"><draw:frame draw:style-name="fr1" draw:name="Объект12" text:anchor-type="as-char" svg:width="3.581cm" svg:height="0.589cm" draw:z-index="2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10"><text:s/><text:span text:style-name="T20">z(O)=+8 ; p(O)=8 ; </text:span><text:span text:style-name="T22">e(O)=8 ; <text:s text:c="3"/>n(O)=8,9,10</text:span></text:p>
            <text:p text:style-name="P18"/>
            <text:p text:style-name="P12">СТОК: -2 В оксидах</text:p>
            <text:p text:style-name="P12"><text:s text:c="6"/>-1 В пероксидах </text:p>
            <text:p text:style-name="P10"><text:span text:style-name="T20"><text:s text:c="9"/>(</text:span><text:span text:style-name="T20"><draw:frame draw:style-name="fr1" draw:name="Объект14" text:anchor-type="as-char" svg:width="1.231cm" svg:height="0.529cm" draw:z-index="24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- перекись)</text:span></text:p>
            <text:p text:style-name="P12"><text:s text:c="7"/>0 </text:p>
            <text:p text:style-name="P12"><text:s text:c="7"/>+1,+2 В соединениях с фтором </text:p>
            <text:p text:style-name="P10"><text:span text:style-name="T22"><text:tab/> <text:s text:c="3"/>(</text:span><text:span text:style-name="T22"><draw:frame draw:style-name="fr1" draw:name="Объект13" text:anchor-type="as-char" svg:width="1.448cm" svg:height="0.589cm" draw:z-index="2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2">- ф</text:span><text:span text:style-name="T23">торид кислорода</text:span><text:span text:style-name="T22">)</text:span></text:p>
            <text:p text:style-name="P21"/>
            <text:p text:style-name="P10"><draw:frame text:anchor-type="paragraph" draw:z-index="20" draw:style-name="gr3" draw:text-style-name="P38" svg:width="0.699cm" svg:height="0.699cm" svg:x="2.004cm" svg:y="0.007cm"><draw:text-box><text:p text:style-name="P35"><text:span text:style-name="T31">↓</text:span></text:p></draw:text-box></draw:frame><draw:frame text:anchor-type="paragraph" draw:z-index="19" draw:style-name="gr3" draw:text-style-name="P38" svg:width="0.699cm" svg:height="0.699cm" svg:x="1.302cm" svg:y="0.005cm"><draw:text-box><text:p text:style-name="P35"><text:span text:style-name="T31">↓</text:span></text:p></draw:text-box></draw:frame><draw:frame text:anchor-type="paragraph" draw:z-index="18" draw:style-name="gr3" draw:text-style-name="P38" svg:width="0.699cm" svg:height="0.699cm" svg:x="2.801cm" svg:y="0.005cm"><draw:text-box><text:p text:style-name="P35"><text:span text:style-name="T31">↑</text:span></text:p></draw:text-box></draw:frame><draw:frame text:anchor-type="paragraph" draw:z-index="17" draw:style-name="gr3" draw:text-style-name="P38" svg:width="0.699cm" svg:height="0.699cm" svg:x="2.3cm" svg:y="0.004cm"><draw:text-box><text:p text:style-name="P35"><text:span text:style-name="T31">↑</text:span></text:p></draw:text-box></draw:frame><draw:frame text:anchor-type="paragraph" draw:z-index="15" draw:style-name="gr3" draw:text-style-name="P38" svg:width="0.699cm" svg:height="0.699cm" svg:x="1.799cm" svg:y="0.004cm"><draw:text-box><text:p text:style-name="P35"><text:span text:style-name="T31">↑</text:span></text:p></draw:text-box></draw:frame><draw:frame text:anchor-type="paragraph" draw:z-index="12" draw:style-name="gr3" draw:text-style-name="P38" svg:width="0.699cm" svg:height="0.699cm" svg:x="1.099cm" svg:y="0.002cm"><draw:text-box><text:p text:style-name="P35"><text:span text:style-name="T31">↑</text:span></text:p></draw:text-box></draw:frame><draw:custom-shape text:anchor-type="paragraph" draw:z-index="11" draw:style-name="gr2" draw:text-style-name="P37" svg:width="0.5cm" svg:height="0.502cm" svg:x="3.013cm" svg:y="0.104cm"><text:p/><draw:enhanced-geometry svg:viewBox="0 0 21600 21600" draw:type="rectangle" draw:enhanced-path="M 0 0 L 21600 0 21600 21600 0 21600 0 0 Z N"/></draw:custom-shape><draw:custom-shape text:anchor-type="paragraph" draw:z-index="10" draw:style-name="gr2" draw:text-style-name="P37" svg:width="0.502cm" svg:height="0.502cm" svg:x="2.512cm" svg:y="0.104cm"><text:p/><draw:enhanced-geometry svg:viewBox="0 0 21600 21600" draw:type="rectangle" draw:enhanced-path="M 0 0 L 21600 0 21600 21600 0 21600 0 0 Z N"/></draw:custom-shape><draw:custom-shape text:anchor-type="paragraph" draw:z-index="9" draw:style-name="gr2" draw:text-style-name="P37" svg:width="0.5cm" svg:height="0.502cm" svg:x="2.013cm" svg:y="0.104cm"><text:p/><draw:enhanced-geometry svg:viewBox="0 0 21600 21600" draw:type="rectangle" draw:enhanced-path="M 0 0 L 21600 0 21600 21600 0 21600 0 0 Z N"/></draw:custom-shape><draw:custom-shape text:anchor-type="paragraph" draw:z-index="8" draw:style-name="gr2" draw:text-style-name="P37" svg:width="0.5cm" svg:height="0.502cm" svg:x="1.312cm" svg:y="0.104cm"><text:p/><draw:enhanced-geometry svg:viewBox="0 0 21600 21600" draw:type="rectangle" draw:enhanced-path="M 0 0 L 21600 0 21600 21600 0 21600 0 0 Z N"/></draw:custom-shape><draw:frame text:anchor-type="paragraph" draw:z-index="7" draw:style-name="gr1" draw:text-style-name="P36" svg:width="1.606cm" svg:height="1.001cm" svg:x="-0.002cm" svg:y="0.002cm"><draw:text-box><text:p text:style-name="P35"><text:span text:style-name="T29">+8</text:span><text:span text:style-name="T30">О...</text:span></text:p></draw:text-box></draw:frame><text:span text:style-name="T22"><text:s text:c="18"/></text:span><text:span text:style-name="T22"><draw:frame draw:style-name="fr2" draw:name="Объект15" text:anchor-type="as-char" svg:y="-1cm" svg:width="1.9cm" svg:height="0.527cm" draw:z-index="26"><draw:object xlink:href="./Object 16" xlink:type="simple" xlink:show="embed" xlink:actuate="onLoad"/><draw:image xlink:href="./ObjectReplacements/Object 16" xlink:type="simple" xlink:show="embed" xlink:actuate="onLoad"/></draw:frame></text:span></text:p>
            <text:p text:style-name="P18"><draw:frame draw:style-name="fr1" draw:name="Объект2" text:anchor-type="as-char" svg:width="3.115cm" svg:height="0.997cm" draw:z-index="27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5"><text:span text:style-name="T20">Аллотропные модификации элемента «О»</text:span></text:p>
            <text:p text:style-name="P15"><text:span text:style-name="T20">О</text:span><text:span text:style-name="T9">2</text:span><text:span text:style-name="T20"> — кислород</text:span></text:p>
            <text:p text:style-name="P15"><text:span text:style-name="T20">О</text:span><text:span text:style-name="T9">3</text:span><text:span text:style-name="T20"> — озон</text:span></text:p>
            <text:p text:style-name="P15"><text:span text:style-name="T20">О</text:span><text:span text:style-name="T9">4</text:span><text:span text:style-name="T20"> — тетракислород</text:span></text:p>
            <text:p text:style-name="P13"/>
            <text:p text:style-name="P13"><draw:g text:anchor-type="paragraph" draw:z-index="21" draw:style-name="gr4"><draw:frame draw:style-name="gr5" draw:text-style-name="P36" svg:width="1.606cm" svg:height="1.001cm" svg:x="-0.007cm" svg:y="0cm"><draw:text-box><text:p text:style-name="P35"><text:span text:style-name="T29">+8</text:span><text:span text:style-name="T30">О...</text:span></text:p></draw:text-box></draw:frame><draw:custom-shape draw:style-name="gr6" draw:text-style-name="P37" svg:width="0.5cm" svg:height="0.502cm" svg:x="1.307cm" svg:y="0.102cm"><text:p/><draw:enhanced-geometry svg:viewBox="0 0 21600 21600" draw:type="rectangle" draw:enhanced-path="M 0 0 L 21600 0 21600 21600 0 21600 0 0 Z N"/></draw:custom-shape><draw:custom-shape draw:style-name="gr6" draw:text-style-name="P37" svg:width="0.5cm" svg:height="0.502cm" svg:x="2.007cm" svg:y="0.102cm"><text:p/><draw:enhanced-geometry svg:viewBox="0 0 21600 21600" draw:type="rectangle" draw:enhanced-path="M 0 0 L 21600 0 21600 21600 0 21600 0 0 Z N"/></draw:custom-shape><draw:custom-shape draw:style-name="gr6" draw:text-style-name="P37" svg:width="0.502cm" svg:height="0.502cm" svg:x="2.507cm" svg:y="0.102cm"><text:p/><draw:enhanced-geometry svg:viewBox="0 0 21600 21600" draw:type="rectangle" draw:enhanced-path="M 0 0 L 21600 0 21600 21600 0 21600 0 0 Z N"/></draw:custom-shape><draw:custom-shape draw:style-name="gr6" draw:text-style-name="P37" svg:width="0.5cm" svg:height="0.502cm" svg:x="3.007cm" svg:y="0.102cm"><text:p/><draw:enhanced-geometry svg:viewBox="0 0 21600 21600" draw:type="rectangle" draw:enhanced-path="M 0 0 L 21600 0 21600 21600 0 21600 0 0 Z N"/></draw:custom-shape><draw:frame draw:style-name="gr7" draw:text-style-name="P38" svg:width="0.699cm" svg:height="0.699cm" svg:x="1.094cm" svg:y="0cm"><draw:text-box><text:p text:style-name="P35"><text:span text:style-name="T31">↑</text:span></text:p></draw:text-box></draw:frame><draw:frame draw:style-name="gr7" draw:text-style-name="P38" svg:width="0.699cm" svg:height="0.699cm" svg:x="1.794cm" svg:y="0.002cm"><draw:text-box><text:p text:style-name="P35"><text:span text:style-name="T31">↑</text:span></text:p></draw:text-box></draw:frame><draw:frame draw:style-name="gr7" draw:text-style-name="P38" svg:width="0.699cm" svg:height="0.699cm" svg:x="2.395cm" svg:y="0.002cm"><draw:text-box><text:p text:style-name="P35"><text:span text:style-name="T31">↑</text:span></text:p></draw:text-box></draw:frame><draw:frame draw:style-name="gr7" draw:text-style-name="P38" svg:width="0.699cm" svg:height="0.699cm" svg:x="2.896cm" svg:y="0.004cm"><draw:text-box><text:p text:style-name="P35"><text:span text:style-name="T31">↑</text:span></text:p></draw:text-box></draw:frame><draw:frame draw:style-name="gr7" draw:text-style-name="P38" svg:width="0.699cm" svg:height="0.699cm" svg:x="1.297cm" svg:y="0.004cm"><draw:text-box><text:p text:style-name="P35"><text:span text:style-name="T31">↓</text:span></text:p></draw:text-box></draw:frame><draw:frame draw:style-name="gr7" draw:text-style-name="P38" svg:width="0.699cm" svg:height="0.699cm" svg:x="1.999cm" svg:y="0.005cm"><draw:text-box><text:p text:style-name="P35"><text:span text:style-name="T31">↓</text:span></text:p></draw:text-box></draw:frame><draw:frame draw:style-name="gr5" draw:text-style-name="P36" svg:width="1.606cm" svg:height="1.001cm" svg:x="-0.007cm" svg:y="1cm"><draw:text-box><text:p text:style-name="P35"><text:span text:style-name="T29">+8</text:span><text:span text:style-name="T30">О...</text:span></text:p></draw:text-box></draw:frame><draw:custom-shape draw:style-name="gr6" draw:text-style-name="P37" svg:width="0.5cm" svg:height="0.502cm" svg:x="1.307cm" svg:y="1.102cm"><text:p/><draw:enhanced-geometry svg:viewBox="0 0 21600 21600" draw:type="rectangle" draw:enhanced-path="M 0 0 L 21600 0 21600 21600 0 21600 0 0 Z N"/></draw:custom-shape><draw:custom-shape draw:style-name="gr6" draw:text-style-name="P37" svg:width="0.5cm" svg:height="0.502cm" svg:x="2.007cm" svg:y="1.102cm"><text:p/><draw:enhanced-geometry svg:viewBox="0 0 21600 21600" draw:type="rectangle" draw:enhanced-path="M 0 0 L 21600 0 21600 21600 0 21600 0 0 Z N"/></draw:custom-shape><draw:custom-shape draw:style-name="gr6" draw:text-style-name="P37" svg:width="0.502cm" svg:height="0.502cm" svg:x="2.507cm" svg:y="1.102cm"><text:p/><draw:enhanced-geometry svg:viewBox="0 0 21600 21600" draw:type="rectangle" draw:enhanced-path="M 0 0 L 21600 0 21600 21600 0 21600 0 0 Z N"/></draw:custom-shape><draw:custom-shape draw:style-name="gr6" draw:text-style-name="P37" svg:width="0.5cm" svg:height="0.502cm" svg:x="3.007cm" svg:y="1.102cm"><text:p/><draw:enhanced-geometry svg:viewBox="0 0 21600 21600" draw:type="rectangle" draw:enhanced-path="M 0 0 L 21600 0 21600 21600 0 21600 0 0 Z N"/></draw:custom-shape><draw:frame draw:style-name="gr7" draw:text-style-name="P38" svg:width="0.699cm" svg:height="0.699cm" svg:x="1.094cm" svg:y="1cm"><draw:text-box><text:p text:style-name="P35"><text:span text:style-name="T31">↑</text:span></text:p></draw:text-box></draw:frame><draw:frame draw:style-name="gr7" draw:text-style-name="P38" svg:width="0.699cm" svg:height="0.699cm" svg:x="1.794cm" svg:y="1cm"><draw:text-box><text:p text:style-name="P35"><text:span text:style-name="T31">↑</text:span></text:p></draw:text-box></draw:frame><draw:frame draw:style-name="gr7" draw:text-style-name="P38" svg:width="0.699cm" svg:height="0.699cm" svg:x="1.297cm" svg:y="1.004cm"><draw:text-box><text:p text:style-name="P35"><text:span text:style-name="T31">↓</text:span></text:p></draw:text-box></draw:frame><draw:frame draw:style-name="gr7" draw:text-style-name="P38" svg:width="0.699cm" svg:height="0.699cm" svg:x="1.999cm" svg:y="1.005cm"><draw:text-box><text:p text:style-name="P35"><text:span text:style-name="T31">↓</text:span></text:p></draw:text-box></draw:frame><draw:frame draw:style-name="gr7" draw:text-style-name="P38" svg:width="0.699cm" svg:height="0.699cm" svg:x="2.399cm" svg:y="1.005cm"><draw:text-box><text:p text:style-name="P35"><text:span text:style-name="T31">↓</text:span></text:p></draw:text-box></draw:frame><draw:frame draw:style-name="gr7" draw:text-style-name="P38" svg:width="0.699cm" svg:height="0.699cm" svg:x="2.9cm" svg:y="1.007cm"><draw:text-box><text:p text:style-name="P35"><text:span text:style-name="T31">↓</text:span></text:p></draw:text-box></draw:frame></draw:g></text:p>
            <text:p text:style-name="P13"/>
            <text:p text:style-name="P13"/>
            <text:p text:style-name="P13"/>
            <text:p text:style-name="P7"><text:span text:style-name="T26">Связь</text:span><text:span text:style-name="T27"> </text:span></text:p>
            <text:list xml:id="list2802009435" text:style-name="L1">
              <text:list-item>
                <text:p text:style-name="P22">КНС</text:p>
              </text:list-item>
              <text:list-item>
                <text:p text:style-name="P22"><draw:frame draw:style-name="fr1" draw:name="Объект1" text:anchor-type="as-char" svg:width="2.917cm" svg:height="0.702cm" draw:z-index="28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  </text:list-item>
              <text:list-item>
                <text:p text:style-name="P24">Обменный механизм</text:p>
              </text:list-item>
            </text:list>
            <text:p text:style-name="P23"/>
            <text:p text:style-name="P10"><text:span text:style-name="T20">О</text:span><text:span text:style-name="T9">2</text:span><text:span text:style-name="T20"> — Парамагнитен </text:span><text:span text:style-name="T22">-</text:span><text:span text:style-name="T20"> втягивается в магнитное поле</text:span><text:span text:style-name="T22"> </text:span><text:span text:style-name="T20">=</text:span><text:span text:style-name="T22">&gt; </text:span><text:span text:style-name="T20">есть неспаренные электроны</text:span></text:p>
            <text:p text:style-name="P12"><draw:g text:anchor-type="paragraph" draw:z-index="22" draw:style-name="gr4"><draw:frame draw:style-name="gr8" draw:text-style-name="P39" svg:width="1.904cm" svg:height="1.001cm" svg:x="0.101cm" svg:y="0.002cm"><draw:text-box><text:p text:style-name="P35"><text:span text:style-name="T32">O = O</text:span></text:p></draw:text-box></draw:frame><draw:custom-shape draw:style-name="gr9" draw:text-style-name="P40" svg:width="0.1cm" svg:height="0.101cm" svg:x="0.4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0" svg:width="0.101cm" svg:height="0.101cm" svg:x="0cm" svg:y="0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0" svg:width="0.101cm" svg:height="0.101cm" svg:x="0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0" svg:width="0.1cm" svg:height="0.101cm" svg:x="0.4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0" svg:width="0.101cm" svg:height="0.101cm" svg:x="1.19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0" svg:width="0.101cm" svg:height="0.101cm" svg:x="1.6cm" svg:y="0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0" svg:width="0.101cm" svg:height="0.101cm" svg:x="1.6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0" svg:width="0.101cm" svg:height="0.101cm" svg:x="1.199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    <text:p text:style-name="P12"/>
            <text:p text:style-name="P12">Кристаллическая решетка: молекулярная</text:p>
          </table:table-cell>
        </table:table-row>
        <table:table-row>
          <table:table-cell table:style-name="Таблица1.A2" office:value-type="string">
            <text:p text:style-name="P14">Распространенность элемента</text:p>
            <text:p text:style-name="P26"><text:span text:style-name="T20">О</text:span><text:span text:style-name="T9">2</text:span><text:span text:style-name="T20"> в воздухе, Н</text:span><text:span text:style-name="T9">2</text:span><text:span text:style-name="T20">О, в оксидах, в солях</text:span></text:p>
          </table:table-cell>
          <table:table-cell table:style-name="Таблица1.B2" office:value-type="string">
            <text:p text:style-name="P30">Теоретические физические свойства:</text:p>
            <text:p text:style-name="P31">Летучее, легкоплавкое</text:p>
            <text:p text:style-name="P30">Реальные физические свойства:</text:p>
            <text:list xml:id="list2449638031" text:style-name="L2">
              <text:list-item>
                <text:p text:style-name="P32">Газ</text:p>
              </text:list-item>
              <text:list-item>
                <text:p text:style-name="P32">Цвета нет</text:p>
              </text:list-item>
              <text:list-item>
                <text:p text:style-name="P32">Вкуса нет</text:p>
              </text:list-item>
              <text:list-item>
                <text:p text:style-name="P32">Запаха нет</text:p>
              </text:list-item>
              <text:list-item>
                <text:p text:style-name="P32">Растворяется в воде ограниченно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2" office:value-type="string">
            <text:p text:style-name="P31"><draw:frame draw:style-name="fr1" draw:name="Объект3" text:anchor-type="as-char" svg:width="3.256cm" svg:height="0.998cm" draw:z-index="2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12"><draw:frame draw:style-name="fr1" draw:name="Объект5" text:anchor-type="as-char" svg:width="6.558cm" svg:height="1.078cm" draw:z-index="3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12">Кислород тяжелее воздуха.</text:p>
          </table:table-cell>
        </table:table-row>
      </table:table>
      <text:p text:style-name="P1"/>
      <text:p text:style-name="P4">Получение кислорода:</text:p>
      <text:list xml:id="list2933759345" text:style-name="L3">
        <text:list-item>
          <text:p text:style-name="P2"><draw:frame draw:style-name="fr1" draw:name="Объект6" text:anchor-type="as-char" svg:width="3.801cm" svg:height="0.656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</text:list-item>
        <text:list-item>
          <text:p text:style-name="P2"><draw:frame draw:style-name="fr1" draw:name="Объект7" text:anchor-type="as-char" svg:width="4.006cm" svg:height="0.997cm" draw:z-index="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</text:list-item>
        <text:list-item>
          <text:p text:style-name="P2"><draw:frame draw:style-name="fr1" draw:name="Объект8" text:anchor-type="as-char" svg:width="6.05cm" svg:height="0.654cm" draw:z-index="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</text:list-item>
        <text:list-item>
          <text:p text:style-name="P2"><draw:frame draw:style-name="fr1" draw:name="Объект9" text:anchor-type="as-char" svg:width="3.819cm" svg:height="0.997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</text:list-item>
        <text:list-item>
          <text:p text:style-name="P25"><text:span text:style-name="T28"><draw:frame draw:style-name="fr1" draw:name="Объект11" text:anchor-type="as-char" svg:width="1.499cm" svg:height="0.531cm" draw:z-index="31"><draw:object xlink:href="./Object 5" xlink:type="simple" xlink:show="embed" xlink:actuate="onLoad"/><draw:image xlink:href="./ObjectReplacements/Object 5" xlink:type="simple" xlink:show="embed" xlink:actuate="onLoad"/></draw:frame></text:span><text:span text:style-name="T28">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3">Ме - щелочь ниже <text:span text:style-name="T21">Li</text:span></text:p>
          </table:table-cell>
          <table:table-cell table:style-name="Таблица2.B1" office:value-type="string">
            <text:p text:style-name="P33"><text:span text:style-name="T24">→</text:span><text:span text:style-name="T25"><draw:frame draw:style-name="fr1" draw:name="Объект4" text:anchor-type="as-char" svg:width="2.312cm" svg:height="0.529cm" draw:z-index="32"><draw:object xlink:href="./Object 6" xlink:type="simple" xlink:show="embed" xlink:actuate="onLoad"/><draw:image xlink:href="./ObjectReplacements/Object 6" xlink:type="simple" xlink:show="embed" xlink:actuate="onLoad"/></draw:frame></text:span></text:p>
          </table:table-cell>
        </table:table-row>
        <table:table-row>
          <table:table-cell table:style-name="Таблица2.A2" office:value-type="string">
            <text:p text:style-name="P34">За <text:span text:style-name="T21">Cu </text:span>в ряду стандартных электронных потенциалов</text:p>
          </table:table-cell>
          <table:table-cell table:style-name="Таблица2.B2" office:value-type="string">
            <text:p text:style-name="P33"><text:span text:style-name="T24">→</text:span><text:span text:style-name="T25"><draw:frame draw:style-name="fr1" draw:name="Объект16" text:anchor-type="as-char" svg:width="2.718cm" svg:height="0.531cm" draw:z-index="3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</table:table-cell>
        </table:table-row>
        <table:table-row>
          <table:table-cell table:style-name="Таблица2.A2" office:value-type="string">
            <text:p text:style-name="P33">Остальные</text:p>
          </table:table-cell>
          <table:table-cell table:style-name="Таблица2.B2" office:value-type="string">
            <text:p text:style-name="P33"><text:span text:style-name="T24">→</text:span><text:span text:style-name="T25"><draw:frame draw:style-name="fr1" draw:name="Объект17" text:anchor-type="as-char" svg:width="2.718cm" svg:height="0.531cm" draw:z-index="3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ext:p text:style-name="P4"/>
      <text:p text:style-name="P4"/>
      <text:p text:style-name="P4"/>
      <text:p text:style-name="P4"><text:soft-page-break/>Химические свойства кислорода:</text:p>
      <text:p text:style-name="P19">Горение в кислороде</text:p>
      <text:list xml:id="list2062304833" text:style-name="L4">
        <text:list-item>
          <text:list>
            <text:list-item>
              <text:p text:style-name="P28">Простых веществ</text:p>
              <text:p text:style-name="P3">Кислород окисляет большинство простых веществ и при этом образует оксиды. </text:p>
              <text:list>
                <text:list-header>
                  <text:p text:style-name="P27"><text:span text:style-name="T17">Исключения:</text:span><text:span text:style-name="T18"> </text:span></text:p>
                  <text:list>
                    <text:list-item>
                      <text:p text:style-name="P27"><text:span text:style-name="T18">О</text:span><text:span text:style-name="T10">2 </text:span><text:span text:style-name="T18">не реагирует с галогенами и благородными металлами</text:span></text:p>
                    </text:list-item>
                    <text:list-item>
                      <text:p text:style-name="P27"><text:span text:style-name="T19">N</text:span><text:span text:style-name="T10">2</text:span><text:span text:style-name="T19"> c О</text:span><text:span text:style-name="T11">2</text:span><text:span text:style-name="T19"> в обычных условиях не реагируют</text:span></text:p>
                      <text:p text:style-name="P6"><draw:frame draw:style-name="fr1" draw:name="Объект26" text:anchor-type="as-char" svg:width="3.09cm" svg:height="0.691cm" draw:z-index="1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        </text:list-item>
                    <text:list-item>
                      <text:p text:style-name="P27"><text:span text:style-name="T18">Щелочные металлы ниже </text:span><text:span text:style-name="T19">Li </text:span><text:span text:style-name="T18">не образуют оксиды,</text:span></text:p>
                      <text:p text:style-name="P3">а образуют пероксиды</text:p>
                      <text:p text:style-name="P5"><draw:frame draw:style-name="fr1" draw:name="Объект25" text:anchor-type="as-char" svg:width="3.464cm" svg:height="0.531cm" draw:z-index="16"><draw:object xlink:href="./Object 25" xlink:type="simple" xlink:show="embed" xlink:actuate="onLoad"/><draw:image xlink:href="./ObjectReplacements/Object 25" xlink:type="simple" xlink:show="embed" xlink:actuate="onLoad"/></draw:frame></text:p>
                    </text:list-item>
                  </text:list>
                </text:list-header>
              </text:list>
              <text:p text:style-name="P16"><text:span text:style-name="T16">О</text:span><text:span text:style-name="T9">2 </text:span><text:span text:style-name="T16">способен окислять неметаллы.</text:span></text:p>
              <text:p text:style-name="P20"><draw:frame draw:style-name="fr1" draw:name="Объект22" text:anchor-type="as-char" svg:width="2.775cm" svg:height="2.739cm" draw:z-index="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  <text:p text:style-name="P11"><text:span text:style-name="T16">О</text:span><text:span text:style-name="T9">2 </text:span><text:span text:style-name="T16">способен окислять металлы.</text:span></text:p>
              <text:p text:style-name="P20"><draw:frame draw:style-name="fr1" draw:name="Объект27" text:anchor-type="as-char" svg:width="6.257cm" svg:height="1.692cm" draw:z-index="1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  <text:p text:style-name="P3"/>
            </text:list-item>
            <text:list-item>
              <text:p text:style-name="P27">Доокисление оксидов в невысшей СТОК элементов</text:p>
              <text:p text:style-name="P16"><text:span text:style-name="T16">Оксиды элементов с промежуточным СТОК доокисляются в О</text:span><text:span text:style-name="T9">2</text:span><text:span text:style-name="T16"> до <text:tab/><text:tab/><text:tab/><text:tab/><text:tab/><text:tab/><text:tab/><text:tab/><text:tab/>максимального.</text:span></text:p>
              <text:p text:style-name="P20"><draw:frame draw:style-name="fr1" draw:name="Объект23" text:anchor-type="as-char" svg:width="3.353cm" svg:height="2.566cm" draw:z-index="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ext:list-item>
            <text:list-item>
              <text:p text:style-name="P27">Горение сложных веществ</text:p>
              <text:p text:style-name="P16"><text:span text:style-name="T16">При горении сложных веществ в О</text:span><text:span text:style-name="T9">2</text:span><text:span text:style-name="T16"> образуются оксиды элементов входящих в состав вещества (т.е. Те которые получаются при горении простых).</text:span></text:p>
              <text:p text:style-name="P17"><draw:frame draw:style-name="fr1" draw:name="Объект24" text:anchor-type="as-char" svg:width="5.255cm" svg:height="3.381cm" draw:z-index="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  <text:p text:style-name="P17">Хорошо горят водородные соединения и сульфиды</text:p>
            </text:list-item>
          </text:list>
        </text:list-item>
      </text:list>
      <text:p text:style-name="P10"/>
      <text:list xml:id="list201736876582267" text:continue-list="list2933759345" text:style-name="L3">
        <text:list-header>
          <text:p text:style-name="P2"/>
        </text:list-header>
      </text:list>
      <text:p text:style-name="P12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OpenSymbol" svg:font-family="OpenSymbol"/>
    <style:font-face style:name="Arial4" svg:font-family="Arial" style:font-family-generic="swiss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612cm" fo:margin-left="2cm" fo:margin-right="2.2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9:25:11.43</meta:creation-date>
    <dc:date>2018-12-18T20:17:35.377442854</dc:date>
    <meta:editing-duration>P2DT4H59M43S</meta:editing-duration>
    <meta:editing-cycles>9</meta:editing-cycles>
    <meta:generator>LibreOffice/6.0.6.2$Linux_X86_64 LibreOffice_project/00m0$Build-2</meta:generator>
    <meta:print-date>2016-04-27T06:57:10.99</meta:print-date>
    <meta:document-statistic meta:table-count="2" meta:image-count="0" meta:object-count="22" meta:page-count="2" meta:paragraph-count="72" meta:word-count="232" meta:character-count="1583" meta:non-whitespace-character-count="1349"/>
  </office:meta>
</office:document-meta>
</file>

<file path=Object 1/content.xml><?xml version="1.0" encoding="utf-8"?>
<math xmlns="http://www.w3.org/1998/Math/MathML">
  <semantics>
    <mrow>
      <mi>O</mi>
      <mrow>
        <mi/>
        <munderover>
          <mo stretchy="false">=</mo>
          <mo stretchy="false">σ</mo>
          <mo stretchy="false">π</mo>
        </munderover>
        <mi/>
      </mrow>
      <mi>O</mi>
      <mi/>
      <mn>1</mn>
      <mo stretchy="false">σ</mo>
      <mi>,</mi>
      <mn>1</mn>
      <mo stretchy="false">π</mo>
    </mrow>
    <annotation encoding="StarMath 5.0">O`   =csup{%ipi  }  csub{%isigma} ` O~1 %isigma, 1 %ipi</annotation>
  </semantics>
</math>
</file>

<file path=Object 10/content.xml><?xml version="1.0" encoding="utf-8"?>
<math xmlns="http://www.w3.org/1998/Math/MathML">
  <semantics>
    <mrow>
      <mn>2</mn>
      <msub>
        <mi mathvariant="italic">KMnO</mi>
        <mn>4</mn>
      </msub>
      <mover>
        <mo stretchy="false">→</mo>
        <mrow>
          <mi>T</mi>
          <mi>↑</mi>
        </mrow>
      </mover>
      <mrow>
        <msub>
          <mi mathvariant="italic">MnO</mi>
          <mn>2</mn>
        </msub>
        <mo stretchy="false">+</mo>
        <msub>
          <mi>K</mi>
          <mn>2</mn>
        </msub>
      </mrow>
      <mrow>
        <msub>
          <mi mathvariant="italic">MnO</mi>
          <mn>4</mn>
        </msub>
        <mo stretchy="false">+</mo>
        <msub>
          <mi>O</mi>
          <mn>2</mn>
        </msub>
      </mrow>
    </mrow>
    <annotation encoding="StarMath 5.0">2 KMnO_4 %tendto  csup{T
↑} MnO_2+K_2 MnO_4 +O_2 
</annotation>
  </semantics>
</math>
</file>

<file path=Object 11/content.xml><?xml version="1.0" encoding="utf-8"?>
<math xmlns="http://www.w3.org/1998/Math/MathML">
  <semantics>
    <mrow>
      <msub>
        <mi mathvariant="italic">KClO</mi>
        <mn>3</mn>
      </msub>
      <mover>
        <mo stretchy="false">→</mo>
        <mrow>
          <mi>T</mi>
          <mi>↑</mi>
        </mrow>
      </mover>
      <mrow>
        <mi mathvariant="italic">KCL</mi>
        <mo stretchy="false">+</mo>
        <mfrac>
          <mn>1</mn>
          <mn>2</mn>
        </mfrac>
      </mrow>
      <msub>
        <mi>O</mi>
        <mn>2</mn>
      </msub>
    </mrow>
    <annotation encoding="StarMath 5.0">KClO_3 %tendto  csup{T↑} KCL+1 OVER 2 O_2
 </annotation>
  </semantics>
</math>
</file>

<file path=Object 13/content.xml><?xml version="1.0" encoding="utf-8"?>
<math xmlns="http://www.w3.org/1998/Math/MathML">
  <semantics>
    <mrow>
      <msubsup>
        <mn>.</mn>
        <mrow>
          <mo stretchy="false">+</mo>
          <mn>8</mn>
        </mrow>
        <mrow>
          <mn>16,17</mn>
          <mn>,18</mn>
        </mrow>
      </msubsup>
      <mrow>
        <mi>O</mi>
        <mo stretchy="false">−</mo>
        <mi mathvariant="italic">кислород</mi>
      </mrow>
    </mrow>
    <annotation encoding="StarMath 5.0">.^{16,17,18}_+8 O - кислород 
</annotation>
  </semantics>
</math>
</file>

<file path=Object 14/content.xml><?xml version="1.0" encoding="utf-8"?>
<math xmlns="http://www.w3.org/1998/Math/MathML">
  <semantics>
    <mrow>
      <msubsup>
        <mi>F</mi>
        <mn>2</mn>
        <mrow>
          <mo stretchy="false">−</mo>
        </mrow>
      </msubsup>
      <msup>
        <mi>O</mi>
        <mrow>
          <mo stretchy="false">+</mo>
          <mn>2</mn>
        </mrow>
      </msup>
    </mrow>
    <annotation encoding="StarMath 5.0">{F}_{2}^-{}{}  O^+2</annotation>
  </semantics>
</math>
</file>

<file path=Object 15/content.xml><?xml version="1.0" encoding="utf-8"?>
<math xmlns="http://www.w3.org/1998/Math/MathML">
  <semantics>
    <mrow>
      <msub>
        <mi>Н</mi>
        <mn>2</mn>
      </msub>
      <msub>
        <mi>О</mi>
        <mn>2</mn>
      </msub>
    </mrow>
    <annotation encoding="StarMath 5.0">Н_2 
О_2</annotation>
  </semantics>
</math>
</file>

<file path=Object 16/content.xml><?xml version="1.0" encoding="utf-8"?>
<math xmlns="http://www.w3.org/1998/Math/MathML">
  <semantics>
    <mrow>
      <mn>...</mn>
      <mn>2</mn>
      <msup>
        <mi>s</mi>
        <mn>2</mn>
      </msup>
      <mn>2</mn>
      <msup>
        <mi>p</mi>
        <mn>4</mn>
      </msup>
    </mrow>
    <annotation encoding="StarMath 5.0">... 2 s^2 2 p^4</annotation>
  </semantics>
</math>
</file>

<file path=Object 17/content.xml><?xml version="1.0" encoding="utf-8"?>
<math xmlns="http://www.w3.org/1998/Math/MathML">
  <semantics>
    <mrow>
      <mi mathvariant="italic">MeO</mi>
      <mrow>
        <msub>
          <mi mathvariant="italic">NO</mi>
          <mn>2</mn>
        </msub>
        <mo stretchy="false">+</mo>
        <msub>
          <mi>O</mi>
          <mn>2</mn>
        </msub>
      </mrow>
    </mrow>
    <annotation encoding="StarMath 5.0">MeO NO_2 +O_2</annotation>
  </semantics>
</math>
</file>

<file path=Object 2/content.xml><?xml version="1.0" encoding="utf-8"?>
<math xmlns="http://www.w3.org/1998/Math/MathML">
  <semantics>
    <mrow>
      <mi>М</mi>
      <mrow>
        <mrow>
          <mo stretchy="false">(</mo>
          <mi>О</mi>
          <mo stretchy="false">)</mo>
        </mrow>
        <mo stretchy="false">=</mo>
        <mn>16</mn>
      </mrow>
      <mfrac>
        <mi>г</mi>
        <mi mathvariant="italic">моль</mi>
      </mfrac>
    </mrow>
    <annotation encoding="StarMath 5.0">М(О)=16 г over моль</annotation>
  </semantics>
</math>
</file>

<file path=Object 22/content.xml><?xml version="1.0" encoding="utf-8"?>
<math xmlns="http://www.w3.org/1998/Math/MathML">
  <semantics>
    <mtable>
      <mtr>
        <mtd>
          <mrow>
            <mrow>
              <mi>С</mi>
              <mo stretchy="false">+</mo>
              <msub>
                <mi>O</mi>
                <mn>2</mn>
              </msub>
            </mrow>
            <mo stretchy="false">→</mo>
            <mi mathvariant="italic">CO</mi>
          </mrow>
        </mtd>
      </mtr>
      <mtr>
        <mtd>
          <mrow>
            <mi/>
            <mo stretchy="false">→</mo>
            <msub>
              <mi mathvariant="italic">CO</mi>
              <mn>2</mn>
            </msub>
          </mrow>
        </mtd>
      </mtr>
      <mtr>
        <mtd>
          <mrow>
            <mrow>
              <mi>S</mi>
              <mo stretchy="false">+</mo>
              <msub>
                <mi>O</mi>
                <mn>2</mn>
              </msub>
            </mrow>
            <mo stretchy="false">→</mo>
            <msub>
              <mi mathvariant="italic">SO</mi>
              <mn>2</mn>
            </msub>
          </mrow>
        </mtd>
      </mtr>
      <mtr>
        <mtd>
          <mrow>
            <mrow>
              <mi>P</mi>
              <mo stretchy="false">+</mo>
              <msub>
                <mi>O</mi>
                <mn>2</mn>
              </msub>
            </mrow>
            <mo stretchy="false">→</mo>
            <msub>
              <mi>P</mi>
              <mn>2</mn>
            </msub>
            <msub>
              <mi>O</mi>
              <mn>3</mn>
            </msub>
          </mrow>
        </mtd>
      </mtr>
      <mtr>
        <mtd>
          <mrow>
            <mi/>
            <mo stretchy="false">→</mo>
            <msub>
              <mi>P</mi>
              <mn>2</mn>
            </msub>
            <msub>
              <mi>O</mi>
              <mn>5</mn>
            </msub>
          </mrow>
        </mtd>
      </mtr>
    </mtable>
    <annotation encoding="StarMath 5.0">С+O_2 rightarrow CO NEWLINE
~~~~~~~rightarrow CO_2 NEWLINE
S+O_2 rightarrow SO_2 NEWLINE

P+O_2 rightarrow P_2 O_3 NEWLINE
~~~~~~~rightarrow P_2 O_5 </annotation>
  </semantics>
</math>
</file>

<file path=Object 23/content.xml><?xml version="1.0" encoding="utf-8"?>
<math xmlns="http://www.w3.org/1998/Math/MathML">
  <semantics>
    <mtable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>O</mi>
                <mn>2</mn>
              </msub>
            </mrow>
            <mo stretchy="false">→</mo>
            <msub>
              <mi>P</mi>
              <mn>2</mn>
            </msub>
            <msub>
              <mi>O</mi>
              <mn>5</mn>
            </msub>
          </mrow>
        </mtd>
      </mtr>
      <mtr>
        <mtd>
          <mrow>
            <mrow>
              <msub>
                <mi mathvariant="italic">SO</mi>
                <mn>2</mn>
              </msub>
              <mo stretchy="false">+</mo>
              <mfrac>
                <mn>1</mn>
                <mn>2</mn>
              </mfrac>
            </mrow>
            <msub>
              <mi>O</mi>
              <mn>2</mn>
            </msub>
            <mover>
              <mo stretchy="false">→</mo>
              <mi mathvariant="italic">Fe</mi>
            </mover>
            <msub>
              <mi mathvariant="italic">SO</mi>
              <mn>3</mn>
            </msub>
          </mrow>
        </mtd>
      </mtr>
      <mtr>
        <mtd>
          <mrow>
            <mrow>
              <mi mathvariant="italic">CO</mi>
              <mo stretchy="false">+</mo>
              <mfrac>
                <mn>1</mn>
                <mn>2</mn>
              </mfrac>
            </mrow>
            <msub>
              <mi>O</mi>
              <mn>2</mn>
            </msub>
            <mo stretchy="false">→</mo>
            <msub>
              <mi mathvariant="italic">CO</mi>
              <mn>2</mn>
            </msub>
          </mrow>
        </mtd>
      </mtr>
    </mtable>
    <annotation encoding="StarMath 5.0">P_2 O_5 +O_2 rightarrow P_2 O_5 NEWLINE
SO_2 +{1} over {2}   O_2 rightarrow  csup{Fe}  SO_3 NEWLINE
CO+{1} over {2}   O_2 rightarrow CO_2</annotation>
  </semantics>
</math>
</file>

<file path=Object 24/content.xml><?xml version="1.0" encoding="utf-8"?>
<math xmlns="http://www.w3.org/1998/Math/MathML">
  <semantics>
    <mtable>
      <mtr>
        <mtd>
          <mrow>
            <mn>2</mn>
            <mrow>
              <msub>
                <mi mathvariant="italic">PH</mi>
                <mn>3</mn>
              </msub>
              <mo stretchy="false">+</mo>
              <mn>2</mn>
            </mrow>
            <msub>
              <mi>O</mi>
              <mn>2</mn>
            </msub>
            <mo stretchy="false">→</mo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row>
              <msub>
                <mi mathvariant="italic">CH</mi>
                <mn>4</mn>
              </msub>
              <mo stretchy="false">+</mo>
              <msub>
                <mi>O</mi>
                <mn>2</mn>
              </msub>
            </mrow>
            <mo stretchy="false">→</mo>
            <mrow>
              <msub>
                <mi mathvariant="italic">CO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i mathvariant="italic">FeS</mi>
              <mo stretchy="false">+</mo>
              <mfrac>
                <mn>7</mn>
                <mn>2</mn>
              </mfrac>
            </mrow>
            <msub>
              <mi>O</mi>
              <mn>2</mn>
            </msub>
            <mo stretchy="false">→</mo>
            <msub>
              <mi mathvariant="italic">Fe</mi>
              <mn>2</mn>
            </msub>
            <mrow>
              <msub>
                <mi>O</mi>
                <mn>3</mn>
              </msub>
              <mo stretchy="false">+</mo>
              <mn>2</mn>
            </mrow>
            <msub>
              <mi mathvariant="italic">SO</mi>
              <mn>2</mn>
            </msub>
          </mrow>
        </mtd>
      </mtr>
      <mtr>
        <mtd>
          <mstyle mathsize="9pt">
            <mrow>
              <mrow>
                <mn>2</mn>
                <mrow>
                  <msub>
                    <mi mathvariant="italic">NH</mi>
                    <mn>3</mn>
                  </msub>
                  <mo stretchy="false">+</mo>
                  <mfrac>
                    <mn>3</mn>
                    <mn>2</mn>
                  </mfrac>
                </mrow>
                <msub>
                  <mi>O</mi>
                  <mn>2</mn>
                </msub>
                <mo stretchy="false">→</mo>
                <mrow>
                  <msub>
                    <mi>N</mi>
                    <mn>2</mn>
                  </msub>
                  <mo stretchy="false">+</mo>
                  <mn>3</mn>
                </mrow>
                <msub>
                  <mi>H</mi>
                  <mn>2</mn>
                </msub>
                <mi>O</mi>
              </mrow>
            </mrow>
          </mstyle>
        </mtd>
      </mtr>
      <mtr>
        <mtd>
          <mstyle mathsize="9pt">
            <mrow>
              <mrow>
                <mn>2</mn>
                <mrow>
                  <msub>
                    <mi mathvariant="italic">NH</mi>
                    <mn>3</mn>
                  </msub>
                  <mo stretchy="false">+</mo>
                  <mn>5</mn>
                </mrow>
                <msub>
                  <mi>O</mi>
                  <mn>2</mn>
                </msub>
                <mover>
                  <mo stretchy="false">→</mo>
                  <mi mathvariant="italic">Pt</mi>
                </mover>
                <mn>2</mn>
                <mrow>
                  <mi mathvariant="italic">NO</mi>
                  <mo stretchy="false">+</mo>
                  <mn>3</mn>
                </mrow>
                <msub>
                  <mi>H</mi>
                  <mn>2</mn>
                </msub>
                <mi>O</mi>
              </mrow>
            </mrow>
          </mstyle>
        </mtd>
      </mtr>
    </mtable>
    <annotation encoding="StarMath 5.0">2 PH_3 +2 O_2 rightarrow P_2 O_5 +3 H_2 O NEWLINE
CH_4 +O_2 %tendto CO_2+2 H_2 O NEWLINE

2 FeS +{7} over {2} O_2 rightarrow Fe_2 O_3 +2 SO_2 NEWLINE
size 9 {2 NH_3 +{3} over {2} O_2 rightarrow N_2 + 3 H_2 O} NEWLINE
size 9{2 NH_3 +5 O_2 rightarrow  csup{Pt} 2 NO + 3 H_2 O }  </annotation>
  </semantics>
</math>
</file>

<file path=Object 25/content.xml><?xml version="1.0" encoding="utf-8"?>
<math xmlns="http://www.w3.org/1998/Math/MathML">
  <semantics>
    <mrow>
      <mn>2</mn>
      <mrow>
        <mi mathvariant="italic">Na</mi>
        <mo stretchy="false">+</mo>
        <msub>
          <mi>O</mi>
          <mn>2</mn>
        </msub>
      </mrow>
      <mo stretchy="false">→</mo>
      <msub>
        <mi mathvariant="italic">Na</mi>
        <mn>2</mn>
      </msub>
      <msub>
        <mi>O</mi>
        <mn>2</mn>
      </msub>
    </mrow>
    <annotation encoding="StarMath 5.0">2 Na +O_2 %tendto Na_2 O_2</annotation>
  </semantics>
</math>
</file>

<file path=Object 26/content.xml><?xml version="1.0" encoding="utf-8"?>
<math xmlns="http://www.w3.org/1998/Math/MathML">
  <semantics>
    <mrow>
      <mrow>
        <msub>
          <mi>N</mi>
          <mn>2</mn>
        </msub>
        <mo stretchy="false">+</mo>
        <msub>
          <mi>O</mi>
          <mn>2</mn>
        </msub>
      </mrow>
      <mover>
        <mo stretchy="false">→</mo>
        <msup>
          <mn>1500</mn>
          <mi>o</mi>
        </msup>
      </mover>
      <mn>2</mn>
      <mi mathvariant="italic">NO</mi>
    </mrow>
    <annotation encoding="StarMath 5.0">N_2 +O_2 %tendto  csup{1500^o} 2 NO </annotation>
  </semantics>
</math>
</file>

<file path=Object 27/content.xml><?xml version="1.0" encoding="utf-8"?>
<math xmlns="http://www.w3.org/1998/Math/MathML">
  <semantics>
    <mtable>
      <mtr>
        <mtd>
          <mrow>
            <mn>2</mn>
            <mrow>
              <mi mathvariant="italic">Сu</mi>
              <mo stretchy="false">+</mo>
              <msub>
                <mi>O</mi>
                <mn>2</mn>
              </msub>
            </mrow>
            <mo stretchy="false">→</mo>
            <mn>2</mn>
            <mi mathvariant="italic">CuO</mi>
          </mrow>
        </mtd>
      </mtr>
      <mtr>
        <mtd>
          <mrow>
            <mn>2</mn>
            <mrow>
              <mi mathvariant="italic">Mg</mi>
              <mo stretchy="false">+</mo>
              <msub>
                <mi>O</mi>
                <mn>2</mn>
              </msub>
            </mrow>
            <mo stretchy="false">→</mo>
            <mn>2</mn>
            <mi mathvariant="italic">MgO</mi>
          </mrow>
        </mtd>
      </mtr>
      <mtr>
        <mtd>
          <mrow>
            <mrow>
              <mi mathvariant="italic">Fe</mi>
              <mo stretchy="false">+</mo>
              <msub>
                <mi>O</mi>
                <mn>2</mn>
              </msub>
            </mrow>
            <mo stretchy="false">→</mo>
            <msub>
              <mi mathvariant="italic">Fe</mi>
              <mn>3</mn>
            </msub>
            <msub>
              <mi>O</mi>
              <mn>4</mn>
            </msub>
            <mi/>
            <mrow>
              <mo stretchy="false">(</mo>
              <mrow>
                <msup>
                  <mi mathvariant="italic">Fe</mi>
                  <mrow>
                    <mo stretchy="false">+</mo>
                    <mn>2</mn>
                  </mrow>
                </msup>
                <mrow>
                  <mi>O</mi>
                  <mo stretchy="false">⋅</mo>
                  <msubsup>
                    <mi mathvariant="italic">Fe</mi>
                    <mn>2</mn>
                    <mrow>
                      <mo stretchy="false">+</mo>
                      <mn>3</mn>
                    </mrow>
                  </msubsup>
                </mrow>
                <msub>
                  <mi>O</mi>
                  <mn>3</mn>
                </msub>
              </mrow>
              <mo stretchy="false">)</mo>
            </mrow>
          </mrow>
        </mtd>
      </mtr>
    </mtable>
    <annotation encoding="StarMath 5.0">2 Сu +O_2 %tendto 2 CuO NEWLINE
2 Mg +O_2 %tendto 2 MgO NEWLINE
Fe + O_2 %tendto Fe_3 O_4 ~      (Fe^+2 O CDOT Fe^{+3}_2 O_3)</annotation>
  </semantics>
</math>
</file>

<file path=Object 3/content.xml><?xml version="1.0" encoding="utf-8"?>
<math xmlns="http://www.w3.org/1998/Math/MathML">
  <semantics>
    <mrow>
      <mi>М</mi>
      <mrow>
        <mrow>
          <mo stretchy="false">(</mo>
          <msub>
            <mi>О</mi>
            <mn>2</mn>
          </msub>
          <mo stretchy="false">)</mo>
        </mrow>
        <mo stretchy="false">=</mo>
        <mn>32</mn>
      </mrow>
      <mfrac>
        <mi>г</mi>
        <mi mathvariant="italic">моль</mi>
      </mfrac>
    </mrow>
    <annotation encoding="StarMath 5.0">М(О_2 )=32
 г over моль</annotation>
  </semantics>
</math>
</file>

<file path=Object 4/content.xml><?xml version="1.0" encoding="utf-8"?>
<math xmlns="http://www.w3.org/1998/Math/MathML">
  <semantics>
    <mrow>
      <msub>
        <mi>D</mi>
        <mrow>
          <mi mathvariant="italic">по</mi>
          <mi/>
          <mi mathvariant="italic">воздуху</mi>
        </mrow>
      </msub>
      <mrow>
        <mrow>
          <mrow>
            <mrow>
              <mo stretchy="false">(</mo>
              <msub>
                <mi>O</mi>
                <mn>2</mn>
              </msub>
              <mo stretchy="false">)</mo>
            </mrow>
            <mo stretchy="false">=</mo>
            <mfrac>
              <mrow>
                <mi>M</mi>
                <mrow>
                  <mo stretchy="false">(</mo>
                  <msub>
                    <mi>O</mi>
                    <mn>2</mn>
                  </msub>
                  <mo stretchy="false">)</mo>
                </mrow>
              </mrow>
              <mrow>
                <mi>M</mi>
                <mrow>
                  <mo stretchy="false">(</mo>
                  <mi mathvariant="italic">воздуха</mi>
                  <mo stretchy="false">)</mo>
                </mrow>
              </mrow>
            </mfrac>
          </mrow>
          <mo stretchy="false">=</mo>
          <mfrac>
            <mn>32</mn>
            <mn>29</mn>
          </mfrac>
        </mrow>
        <mo stretchy="false">&gt;</mo>
        <mn>1</mn>
      </mrow>
    </mrow>
    <annotation encoding="StarMath 5.0">D_{по` воздуху} (O_2)={M(O_2)} over {M(воздуха)}=32 over 29 &gt;1</annotation>
  </semantics>
</math>
</file>

<file path=Object 5/content.xml><?xml version="1.0" encoding="utf-8"?>
<math xmlns="http://www.w3.org/1998/Math/MathML">
  <semantics>
    <msub>
      <mi mathvariant="italic">MeNO</mi>
      <mn>3</mn>
    </msub>
    <annotation encoding="StarMath 5.0">MeNO_3</annotation>
  </semantics>
</math>
</file>

<file path=Object 6/content.xml><?xml version="1.0" encoding="utf-8"?>
<math xmlns="http://www.w3.org/1998/Math/MathML">
  <semantics>
    <mrow>
      <msub>
        <mi mathvariant="italic">MeNO</mi>
        <mn>2</mn>
      </msub>
      <mo stretchy="false">+</mo>
      <msub>
        <mi>O</mi>
        <mn>2</mn>
      </msub>
    </mrow>
    <annotation encoding="StarMath 5.0">MeNO_2 +O_2</annotation>
  </semantics>
</math>
</file>

<file path=Object 7/content.xml><?xml version="1.0" encoding="utf-8"?>
<math xmlns="http://www.w3.org/1998/Math/MathML">
  <semantics>
    <mrow>
      <mrow>
        <mi mathvariant="italic">Me</mi>
        <mo stretchy="false">+</mo>
        <msub>
          <mi mathvariant="italic">NO</mi>
          <mn>2</mn>
        </msub>
      </mrow>
      <mo stretchy="false">+</mo>
      <msub>
        <mi>O</mi>
        <mn>2</mn>
      </msub>
    </mrow>
    <annotation encoding="StarMath 5.0">Me + NO_2 +O_2</annotation>
  </semantics>
</math>
</file>

<file path=Object 8/content.xml><?xml version="1.0" encoding="utf-8"?>
<math xmlns="http://www.w3.org/1998/Math/MathML">
  <semantics>
    <mrow>
      <mn>2</mn>
      <msub>
        <mi>H</mi>
        <mn>2</mn>
      </msub>
      <mi>O</mi>
      <mover>
        <mo stretchy="false">→</mo>
        <mi mathvariant="italic">эл.ток</mi>
      </mover>
      <mn>2</mn>
      <mrow>
        <msub>
          <mi>H</mi>
          <mn>2</mn>
        </msub>
        <mo stretchy="false">+</mo>
        <msub>
          <mi>O</mi>
          <mn>2</mn>
        </msub>
      </mrow>
    </mrow>
    <annotation encoding="StarMath 5.0">2 H_2 O %tendto csup{эл.ток} 2 H_2 + O_2</annotation>
  </semantics>
</math>
</file>

<file path=Object 9/content.xml><?xml version="1.0" encoding="utf-8"?>
<math xmlns="http://www.w3.org/1998/Math/MathML">
  <semantics>
    <mrow>
      <msub>
        <mi>H</mi>
        <mn>2</mn>
      </msub>
      <msub>
        <mi>O</mi>
        <mn>2</mn>
      </msub>
      <mover>
        <mo stretchy="false">→</mo>
        <msub>
          <mi mathvariant="italic">MgO</mi>
          <mn>2</mn>
        </msub>
      </mover>
      <msub>
        <mi>H</mi>
        <mn>2</mn>
      </msub>
      <mrow>
        <mi>O</mi>
        <mo stretchy="false">+</mo>
        <mfrac>
          <mn>1</mn>
          <mn>2</mn>
        </mfrac>
      </mrow>
      <msub>
        <mi>O</mi>
        <mn>2</mn>
      </msub>
    </mrow>
    <annotation encoding="StarMath 5.0">H_2 O_2 %tendto  csup{MgO_2} H_2 O+1 OVER 2 O_2 </annotation>
  </semantics>
</math>
</file>